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9a23" officeooo:paragraph-rsid="00119a2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ac92" officeooo:paragraph-rsid="00119a2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9a23" officeooo:paragraph-rsid="00119a2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82788" officeooo:paragraph-rsid="00119a2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82788" officeooo:paragraph-rsid="0013827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082788" officeooo:paragraph-rsid="0014966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119a23"/>
    </style:style>
    <style:style style:name="T2" style:family="text">
      <style:text-properties officeooo:rsid="00138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:</text:p>
      <text:p text:style-name="P1"/>
      <text:p text:style-name="P1">class Main {<text:line-break/> <text:s text:c="3"/>public static void main(String[] args) {<text:line-break/> <text:s text:c="7"/>boolean x = true;<text:line-break/> <text:s text:c="7"/>boolean y = false;<text:line-break/><text:line-break/> <text:s text:c="7"/>System.out.println("Value of x: " + x);<text:line-break/> <text:s text:c="7"/>System.out.println("Value of y: " + y);<text:line-break/><text:line-break/> <text:s text:c="7"/>System.out.println("Boolean NOT of x:");<text:line-break/> <text:s text:c="7"/>boolean notx = !x;<text:line-break/> <text:s text:c="7"/>System.out.println(notx);<text:line-break/><text:line-break/> <text:s text:c="7"/>System.out.println("Boolean XOR of the above answer and x:");<text:line-break/> <text:s text:c="7"/>boolean notxxorx = notx ^ x;<text:line-break/> <text:s text:c="7"/>System.out.println(notxxorx);<text:line-break/><text:line-break/> <text:s text:c="7"/>System.out.println("Boolean AND of the above answer and y:");<text:line-break/> <text:s text:c="7"/>boolean notxxorxy = notxxorx &amp;&amp; y;<text:line-break/> <text:s text:c="7"/>System.out.println(notxxorxy);<text:line-break/><text:line-break/> <text:s text:c="3"/>}<text:line-break/>}</text:p>
      <text:p text:style-name="P1"/>
      <text:p text:style-name="P3">Explanation:</text:p>
      <text:p text:style-name="P3"/>
      <text:p text:style-name="P4">– <text:s/><text:span text:style-name="T1">Lines #3 and #4 define the boolean variables 'x' and 'y' as 'true' and 'false' respectively.</text:span></text:p>
      <text:p text:style-name="P5">– <text:s/><text:span text:style-name="T2">Line #10 defines the variable 'notx' as the NOT of 'x'.</text:span></text:p>
      <text:p text:style-name="P6">– <text:s/><text:span text:style-name="T2">Line #14 defines the variable 'notxxorx' as the XOR of the NOT of 'x' and 'x'.</text:span></text:p>
      <text:p text:style-name="P6">– <text:s/><text:span text:style-name="T2">Line #18 defines the variable 'notxxorxy' as the AND of 'notxxorx' and 'y'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7S</meta:editing-duration>
    <meta:editing-cycles>6</meta:editing-cycles>
    <meta:generator>LibreOffice/5.0.4.2$Windows_x86 LibreOffice_project/2b9802c1994aa0b7dc6079e128979269cf95bc78</meta:generator>
    <dc:date>2022-05-30T16:13:54.837000000</dc:date>
    <meta:document-statistic meta:table-count="0" meta:image-count="0" meta:object-count="0" meta:page-count="1" meta:paragraph-count="7" meta:word-count="128" meta:character-count="955" meta:non-whitespace-character-count="709"/>
    <meta:user-defined meta:name="Info 1"/>
    <meta:user-defined meta:name="Info 2"/>
    <meta:user-defined meta:name="Info 3"/>
    <meta:user-defined meta:name="Info 4"/>
  </office:meta>
</office:document-meta>
</file>